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Normal" style:family="paragraph">
      <style:text-properties fo:font-style="italic" style:font-style-asian="italic"/>
    </style:style>
    <style:style style:name="P3" style:parent-style-name="Normal" style:family="paragraph">
      <style:text-properties fo:font-style="italic" style:font-style-asian="italic"/>
    </style:style>
    <style:style style:name="P4" style:parent-style-name="Normal" style:family="paragraph">
      <style:text-properties fo:font-style="italic" style:font-style-asian="italic"/>
    </style:style>
    <style:style style:name="T5" style:parent-style-name="DefaultParagraphFont" style:family="text">
      <style:text-properties fo:font-style="italic" style:font-style-asian="italic"/>
    </style:style>
  </office:automatic-styles>
  <office:body>
    <office:text text:use-soft-page-breaks="true">
      <text:p text:style-name="P1">Emergence of Organisation Culture</text:p>
      <text:p text:style-name="Normal"/>
      <text:p text:style-name="Normal">As Shaidul mentions in his PhD each organisation has its own<text:s/>unique culture. Even in the primary schools of Ireland culture can vary dramatically between schools.<text:s/></text:p>
      <text:p text:style-name="Normal">I feel that it is the leadership and long term staff that establish the culture in a school and these are the dominant sources. I mention below the role of the Catholic Church in the shaping of our national culture. This is also the case for our primary schools. <text:s/>“The vast majority (96%) of primary schools in Ireland are owned and under the patronage of religious denominations and approximately 90% of these schools are owned and under the patronage of the Catholic Church”(Education.ie)</text:p>
      <text:p text:style-name="Normal">The national culture of Ireland has been shaped by huge influences from the Catholic church. The church has seen a decline in recent years but I feel their stamp is still visible on the culture of Ireland. Especially having strong influences in rural Ireland. The British Empire has had a lasting effect on the culture in Ireland. Firstly, the most dominant legacy of British rule is the English language. However, the opposite is true for our sports, dances and other traditions which have grown stronger in the presence of British rule in an effort to keep our unique identity while under occupation. The Irish language has survived and most people in Ireland have basic Irish.<text:s/></text:p>
      <text:p text:style-name="Normal"/>
      <text:p text:style-name="P2">References:</text:p>
      <text:p text:style-name="P3"/>
      <text:p text:style-name="P4">Kazi, Shaidul (2009) Managerial Decision-Making Behaviour and Impact of Culture. Experiences from three Countries: India, Bangladesh and Finland. Academic Dissertation, University of Tampere.</text:p>
      <text:p text:style-name="Normal"><text:span text:style-name="T5">https://www.education.ie/en/Schools.../Diversity-of-Patronage-Survey-of-Parents.htm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nice Maher</meta:initial-creator>
    <dc:creator>Canice Maher</dc:creator>
    <meta:creation-date>2018-04-01T19:14:00Z</meta:creation-date>
    <dc:date>2018-04-01T19:40:00Z</dc:date>
    <meta:template xlink:href="Normal" xlink:type="simple"/>
    <meta:editing-cycles>3</meta:editing-cycles>
    <meta:editing-duration>PT1560S</meta:editing-duration>
    <meta:document-statistic meta:page-count="1" meta:paragraph-count="3" meta:word-count="248" meta:character-count="1659" meta:row-count="11" meta:non-whitespace-character-count="1414"/>
  </office:meta>
</office:document-meta>
</file>